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2902in"/>
    </style:style>
    <style:style style:name="co6" style:family="table-column">
      <style:table-column-properties fo:break-before="auto" style:column-width="7.877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" style:font-size-asian="6.80000019073486pt" style:language-asian="zxx" style:country-asian="none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Nimbus Sans L1" fo:font-size="10pt" fo:font-weight="normal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Who</text:p>
          </table:table-cell>
          <table:table-cell table:style-name="ce1" office:value-type="string">
            <text:p>Target</text:p>
          </table:table-cell>
          <table:table-cell table:style-name="ce2" office:value-type="string">
            <text:p>ID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office:value-type="string">
            <text:p>Summary</text:p>
          </table:table-cell>
          <table:table-cell table:style-name="ce6" table:number-columns-repeated="2"/>
          <table:table-cell table:style-name="ce1" table:number-columns-repeated="24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ie</text:p>
          </table:table-cell>
          <table:table-cell office:value-type="string">
            <text:p>GNOME 2.19.2</text:p>
          </table:table-cell>
          <table:table-cell table:style-name="Default" office:value-type="string">
            <text:p><text:a xlink:href="http://bugzilla.gnome.org/show_bug.cgi?id=432685">43268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Using brltty can consume all the CPU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TABUG</text:p>
          </table:table-cell>
          <table:table-cell office:value-type="string">
            <text:p>.............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Firefox Metabu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8114">42811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sometimes misidentifies combo box contents as the name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anie</text:p>
          </table:table-cell>
          <table:table-cell office:value-type="string">
            <text:p>GNOME 2.19.5</text:p>
          </table:table-cell>
          <table:table-cell table:style-name="ce3" office:value-type="string">
            <text:p><text:a xlink:href="http://bugzilla.gnome.org/show_bug.cgi?id=407941">407941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Infer labels for objects in HTML conten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663">40766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Support the "Find" operation in Firefox bet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oanie</text:p>
          </table:table-cell>
          <table:table-cell office:value-type="string">
            <text:p>GNOME 2.19.2</text:p>
          </table:table-cell>
          <table:table-cell table:style-name="Default" office:value-type="string">
            <text:p><text:a xlink:href="http://bugzilla.gnome.org/show_bug.cgi?id=423534">423534</text:a>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[blocked] structural navigation should not get stuck on slashdot.or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ilie &amp; Joan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2432">43243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Activate action fails on multi-line entries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table:style-name="Default" office:value-type="string">
            <text:p><text:a xlink:href="http://bugzilla.gnome.org/show_bug.cgi?id=412677">412677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[blocked] Navigation to links with { overflow:hidden } stylesheet results in bad behavio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table:style-name="Default" office:value-type="string">
            <text:p><text:a xlink:href="http://bugzilla.gnome.org/show_bug.cgi?id=423435">4234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is too chatty when loading a page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4762">41476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Control Home/End, Up/Down Arrow don't always work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oanie</text:p>
          </table:table-cell>
          <table:table-cell office:value-type="string">
            <text:p>GNOME 2.19.4</text:p>
          </table:table-cell>
          <table:table-cell table:style-name="Default" office:value-type="string">
            <text:p><text:a xlink:href="http://bugzilla.gnome.org/show_bug.cgi?id=423427">42342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eed to add form field structural navigation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illie</text:p>
          </table:table-cell>
          <table:table-cell office:value-type="string">
            <text:p>GNOME 2.19.90</text:p>
          </table:table-cell>
          <table:table-cell table:style-name="ce3" office:value-type="string">
            <text:p><text:a xlink:href="http://bugzilla.gnome.org/show_bug.cgi?id=423348">42334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Support DHTML, AJAX, ARIA in Firefox/Gecko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8025">42802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pending] Links should not be spoken twice when down arrowing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4657">41465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Linked headings should be announced as both heading and link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951">43395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aking changes in the Orca Preferences dialog resets the caretContext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4738">41473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Flat review in Firefox doesn't start at caret positio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6017">41601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FF3 and Orca error reading a page foo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Willie &amp; Joan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2661">41266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Gecko.py: determine isUselessObject vs. isLayoutOnly relationship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5812">41581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sometimes provides incorrect information regarding table header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0540">42054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Firefox keyboard control wish list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655">43365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's structural navigation should wrap at the end of a pag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35">4191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ables with column headers have accessibility issu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0324">420324</text:a></text:p>
          </table:table-cell>
          <table:table-cell office:value-type="string">
            <text:p>nor </text:p>
          </table:table-cell>
          <table:table-cell office:value-type="string">
            <text:p>Nor</text:p>
          </table:table-cell>
          <table:table-cell office:value-type="string">
            <text:p>Problems building Access Bridge v1.5.0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ich</text:p>
          </table:table-cell>
          <table:table-cell office:value-type="string">
            <text:p>GNOME 2.19.90</text:p>
          </table:table-cell>
          <table:table-cell table:style-name="ce3" office:value-type="string">
            <text:p><text:a xlink:href="http://bugzilla.gnome.org/show_bug.cgi?id=400716">40071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pending] sayAll should be done by sentence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Willie</text:p>
          </table:table-cell>
          <table:table-cell office:value-type="string">
            <text:p>GNOME 2.19.1</text:p>
          </table:table-cell>
          <table:table-cell table:style-name="ce3" office:value-type="string">
            <text:p><text:a xlink:href="http://bugzilla.gnome.org/show_bug.cgi?id=412200">412200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Orca L10N / Translation issu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table:style-name="Default" office:value-type="string">
            <text:p><text:a xlink:href="http://bugzilla.gnome.org/show_bug.cgi?id=412837">4128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needs test code coverage reportin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table:style-name="Default" office:value-type="string">
            <text:p><text:a xlink:href="http://bugzilla.gnome.org/show_bug.cgi?id=415061">415061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regression test results should be repeata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6332">41633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test coverage needs to be extende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8640">36864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llow user to optionally ignore or be notified of tool tip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4479">35447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[requirement] Automatic presentation of "balloon" type messag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0278">43027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pending] The Where_Am_I script does not work in most application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ETABUG</text:p>
          </table:table-cell>
          <table:table-cell office:value-type="string">
            <text:p>.............</text:p>
          </table:table-cell>
          <table:table-cell table:style-name="ce3" office:value-type="string">
            <text:p><text:a xlink:href="http://bugzilla.gnome.org/show_bug.cgi?id=404411">40441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penOffice Metabu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72273">372273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ability to configure app-specific settings via GUI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ich</text:p>
          </table:table-cell>
          <table:table-cell office:value-type="string">
            <text:p>GNOME 2.19.2</text:p>
          </table:table-cell>
          <table:table-cell table:style-name="Default" office:value-type="string">
            <text:p><text:a xlink:href="http://bugzilla.gnome.org/show_bug.cgi?id=433146">43314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ability to configure app-unique settings via GUI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66">356066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blocked] Items in OOo's Navigator window are not always spoke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60">35606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access to tree item level and state in OOo Navigato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3909">41390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can no longer provide "smarts" for spell checking in OOo Writer v2.1 (or later)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3827">36382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6" table:number-columns-repeated="2"/>
          <table:table-cell table:style-name="ce1" table:number-columns-repeated="24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72965">37296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Joani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3830">36383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404046">40404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feedback in OOo when a command changes attribut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76517">37651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1737">361737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401">43340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"Frozen" cells seems to interfere with setting dynamic headers in Calc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2252">41225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Oo Writer crash when using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398">43339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does not provide access to the state of checked menu items in OOo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9390">42939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Braille stays on current line after pressing return at end of line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26010">42601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Implement verbalized links in OOo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4772">36477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can not detect miss-spelled words on the fly in Openoffic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1030">431030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[blocked] Cannot use keyboard to navigate gnome-panel notification are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ik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82601">38260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indicate selected text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Wi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4600">43460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cursor routing problem in gedi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400720">40072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39">41913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Gnome Screen saver password dialog not accessi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66">35446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Watched Objec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68">354468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Bookmarked Objec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0402">43040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unable to speak last character of each "sentence" when doing a sayAll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3323">423323</text:a>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office:value-type="string">
            <text:p>[blocked] Thunderbird 3.0-a1 crashes every time I close a messag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ETABUG</text:p>
          </table:table-cell>
          <table:table-cell office:value-type="string">
            <text:p>.............</text:p>
          </table:table-cell>
          <table:table-cell table:style-name="ce3" office:value-type="string">
            <text:p><text:a xlink:href="http://bugzilla.gnome.org/show_bug.cgi?id=423346">42334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Evolution Metabu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49978">34997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70">35347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58">35345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pending] Text selection in Evolution "New Message" text area is not repor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2487">42248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Ability to jump to the start of the message in Evolution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4149">42414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Evolution mail message window inconsistent with item selected in mail header list. 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34">35343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1889">40188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speak backspaced characters in certain dialog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8287">41828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reat words separated by non-breaking spaces as a single word in OOo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742">419742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it the ability to switch language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4518">36451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Create a GUI interface to the pronunciation dictionary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table:style-name="Default" office:value-type="string">
            <text:p><text:a xlink:href="http://bugzilla.gnome.org/show_bug.cgi?id=425563">425563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structural navigation of PDF documen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3436">42343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RealPlayer doesn't seem to work well with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658">40765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Cannot access status bar information in Gedi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05759">405759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Distinguish Q and BLOCKQUOTE in (X)HTML conten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45399">34539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Key echo missing alpha numeric and punctuation key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2835">4028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 Firefox 3.0 a submenu of the bookmarks menu cannot be accessed, if speech is activa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2475">42247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speak the word deleted if You enter Control-Backspac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ETABUG</text:p>
          </table:table-cell>
          <table:table-cell office:value-type="string">
            <text:p>.............</text:p>
          </table:table-cell>
          <table:table-cell table:style-name="ce3" office:value-type="string">
            <text:p><text:a xlink:href="http://bugzilla.gnome.org/show_bug.cgi?id=404409">404409</text:a></text:p>
          </table:table-cell>
          <table:table-cell office:value-type="string">
            <text:p>nor</text:p>
          </table:table-cell>
          <table:table-cell office:value-type="string">
            <text:p>Hig</text:p>
          </table:table-cell>
          <table:table-cell office:value-type="string">
            <text:p>Thunderbird Metabu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9728">40972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repeats mouse-selected text numerous times in thunderbird</text:p>
          </table:table-cell>
          <table:table-cell table:number-columns-repeated="24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9736">40973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Orca does not announce the beginning of strings pasted into thunderbird</text:p>
          </table:table-cell>
          <table:table-cell table:number-columns-repeated="244"/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4537">3745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number-columns-repeated="244"/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323">43332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does not show the tabs list in Firefox 3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62627">36262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381455">38145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does not present labels around dialog text entri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3135">3731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3.0 add-on dialog buttons not spoke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2308">43230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Problem with Evolution and threads always speaking "expanded 0 items"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string">
            <text:p>GNOME 2.18!</text:p>
          </table:table-cell>
          <table:table-cell table:style-name="ce3" office:value-type="string">
            <text:p><text:a xlink:href="http://bugzilla.gnome.org/show_bug.cgi?id=354467">354467</text:a>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Opening URL in Freeloader hangs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table:style-name="ce3" office:value-type="string">
            <text:p>NO ID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Accessible Installation of Solaris Expres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12100">41210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Text selection in Firefox fails when Orca controls the care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404422">40442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Support per-URL Scrip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23">41912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odified speech settings do not change immediately in preferences dialo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10088">41008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etworkManager applet not spoken when network is disconnecte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2163">35216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announces incorrect info in Deskbar Applet</text:p>
          </table:table-cell>
          <table:table-cell table:number-columns-repeated="244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9731">40973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speak text selected by the mouse</text:p>
          </table:table-cell>
          <table:table-cell table:number-columns-repeated="244"/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4564">43456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 wish for flat review to be able to move in smallish increments</text:p>
          </table:table-cell>
          <table:table-cell table:number-columns-repeated="24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5782">37578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The performance of orca full screen magnification is not good.</text:p>
          </table:table-cell>
          <table:table-cell table:number-columns-repeated="24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5396">37539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failed to exit after stopping the full screen mag.</text:p>
          </table:table-cell>
          <table:table-cell table:number-columns-repeated="24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99639">399639</text:a>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office:value-type="string">
            <text:p>Orca crashes and magnifier hangs if user enables the magnifier.</text:p>
          </table:table-cell>
          <table:table-cell table:number-columns-repeated="24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3760">40376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Emacspeak speech factory doesn't always shutdown/restart correctly</text:p>
          </table:table-cell>
          <table:table-cell table:number-columns-repeated="24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5525">355525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Orca skipped one line of web content in flatreview mode.</text:p>
          </table:table-cell>
          <table:table-cell table:number-columns-repeated="24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83120">38312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Ekiga conversation message cannot be read by orca</text:p>
          </table:table-cell>
          <table:table-cell table:number-columns-repeated="244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4782">35478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gnome-system-monitor "Resources" tab is inaccessible</text:p>
          </table:table-cell>
          <table:table-cell table:number-columns-repeated="244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41">35604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Previous link in desktop helper can not be read by orca.</text:p>
          </table:table-cell>
          <table:table-cell table:number-columns-repeated="244"/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42">35604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number-columns-repeated="244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97680">39768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Oo Writer Save As Encoded Text throws up a dialog that is not properly spoken</text:p>
          </table:table-cell>
          <table:table-cell table:number-columns-repeated="244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85828">38582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Can not use agenda wizard in OpenOffice.org</text:p>
          </table:table-cell>
          <table:table-cell table:number-columns-repeated="244"/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7545">35754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speak all buttons in openoffice database table creation wizzard</text:p>
          </table:table-cell>
          <table:table-cell table:number-columns-repeated="244"/>
        </table:table-row>
        <table:table-row table:style-name="ro1">
          <table:table-cell office:value-type="float" office:value="107">
            <text:p>107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7876">42787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hangs in linphone and ekiga soft phone</text:p>
          </table:table-cell>
          <table:table-cell table:number-columns-repeated="24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Willie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400717">40071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support multi-lingual text.</text:p>
          </table:table-cell>
          <table:table-cell table:number-columns-repeated="24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97306">39730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's default synthesis engine choice should take language into account</text:p>
          </table:table-cell>
          <table:table-cell table:number-columns-repeated="24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Mike/Joanie Spec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400728">40072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Orca should provide a means to quickly set often-used preferences</text:p>
          </table:table-cell>
          <table:table-cell table:number-columns-repeated="244"/>
        </table:table-row>
        <table:table-row table:style-name="ro1">
          <table:table-cell office:value-type="float" office:value="111">
            <text:p>111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47691">34769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 standard print dialog, printer table items not always spoken/displayed</text:p>
          </table:table-cell>
          <table:table-cell table:number-columns-repeated="244"/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54470">35447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Grade 2 Braille</text:p>
          </table:table-cell>
          <table:table-cell table:number-columns-repeated="244"/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400718">40071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requirement] Braille: Effective presentation of white space.</text:p>
          </table:table-cell>
          <table:table-cell table:number-columns-repeated="244"/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54471">354471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Text selection from braille input device</text:p>
          </table:table-cell>
          <table:table-cell table:number-columns-repeated="24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76015">37601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a11y] time-admin time servers table is not accessible.</text:p>
          </table:table-cell>
          <table:table-cell table:number-columns-repeated="244"/>
        </table:table-row>
        <table:table-row table:style-name="ro1">
          <table:table-cell office:value-type="float" office:value="116">
            <text:p>116</text:p>
          </table:table-cell>
          <table:table-cell/>
          <table:table-cell office:value-type="string">
            <text:p>GNOME 2.20</text:p>
          </table:table-cell>
          <table:table-cell table:style-name="Default" office:value-type="string">
            <text:p><text:a xlink:href="http://bugzilla.gnome.org/show_bug.cgi?id=424528">42452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gnucash.</text:p>
          </table:table-cell>
          <table:table-cell table:number-columns-repeated="244"/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string">
            <text:p>GNOME 2.20</text:p>
          </table:table-cell>
          <table:table-cell table:style-name="Default" office:value-type="string">
            <text:p><text:a xlink:href="http://bugzilla.gnome.org/show_bug.cgi?id=424531">42453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Rhythmbox.</text:p>
          </table:table-cell>
          <table:table-cell table:number-columns-repeated="244"/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63820">36382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number-columns-repeated="24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4654">43465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skips a line in flat review mode or with braille navigation (braille up / down).</text:p>
          </table:table-cell>
          <table:table-cell table:number-columns-repeated="24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97668">39766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Blank lines are not announced as blank lines in gnome-terminal</text:p>
          </table:table-cell>
          <table:table-cell table:number-columns-repeated="244"/>
        </table:table-row>
        <table:table-row table:style-name="ro1">
          <table:table-cell office:value-type="float" office:value="121">
            <text:p>121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400729">40072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Orca should provide support for general audio</text:p>
          </table:table-cell>
          <table:table-cell table:number-columns-repeated="244"/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74">354474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Audio cues when crossing line boundaries</text:p>
          </table:table-cell>
          <table:table-cell table:number-columns-repeated="244"/>
        </table:table-row>
        <table:table-row table:style-name="ro1">
          <table:table-cell office:value-type="float" office:value="123">
            <text:p>123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0742">35074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ext from text boxes not reported all the time in java applications</text:p>
          </table:table-cell>
          <table:table-cell table:number-columns-repeated="244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704">40770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jedit does not speak or braille text in composition area</text:p>
          </table:table-cell>
          <table:table-cell table:number-columns-repeated="244"/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string">
            <text:p>GNOME 2.20?</text:p>
          </table:table-cell>
          <table:table-cell table:style-name="Default" office:value-type="string">
            <text:p><text:a xlink:href="http://bugzilla.gnome.org/show_bug.cgi?id=424529">424529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Planner.</text:p>
          </table:table-cell>
          <table:table-cell table:number-columns-repeated="244"/>
        </table:table-row>
        <table:table-row table:style-name="ro1">
          <table:table-cell office:value-type="float" office:value="126">
            <text:p>126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36">41913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Planner toggle button in main window not accessible</text:p>
          </table:table-cell>
          <table:table-cell table:number-columns-repeated="244"/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37">4191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planner Edit Task Properties dialog has broken accessible component hierarchy</text:p>
          </table:table-cell>
          <table:table-cell table:number-columns-repeated="244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38">41913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 planner, toggle button on end of "Ribbon" doesn't have accessible name/description</text:p>
          </table:table-cell>
          <table:table-cell table:number-columns-repeated="244"/>
        </table:table-row>
        <table:table-row table:style-name="ro1">
          <table:table-cell office:value-type="float" office:value="129">
            <text:p>12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4594">434594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status of controls not shown by orca in flat review mode</text:p>
          </table:table-cell>
          <table:table-cell table:number-columns-repeated="24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76515">37651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GUI support for the new customizable text-attribute feature</text:p>
          </table:table-cell>
          <table:table-cell table:number-columns-repeated="244"/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GNOME 2.22</text:p>
          </table:table-cell>
          <table:table-cell table:style-name="Default" office:value-type="string">
            <text:p><text:a xlink:href="http://bugzilla.gnome.org/show_bug.cgi?id=431531">43153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support for user-configurable character naming</text:p>
          </table:table-cell>
          <table:table-cell table:number-columns-repeated="244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GNOME 2.20?</text:p>
          </table:table-cell>
          <table:table-cell table:style-name="Default" office:value-type="string">
            <text:p><text:a xlink:href="http://bugzilla.gnome.org/show_bug.cgi?id=424522">424522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a bittorrent client.</text:p>
          </table:table-cell>
          <table:table-cell table:number-columns-repeated="244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3804">36380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ability to turn off coordinate announcement when navigating in Calc</text:p>
          </table:table-cell>
          <table:table-cell table:number-columns-repeated="244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ike Spec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59">354459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Verbalized cap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3793">363793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the ability to change the color of the flat review rectang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Ask List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2656">41265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Refactor speech generators to provide ACSS per string</text:p>
          </table:table-cell>
          <table:table-cell table:number-columns-repeated="244"/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GNOME 2.20?</text:p>
          </table:table-cell>
          <table:table-cell table:style-name="Default" office:value-type="string">
            <text:p><text:a xlink:href="http://bugzilla.gnome.org/show_bug.cgi?id=424525">42452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gnome-blogger.</text:p>
          </table:table-cell>
          <table:table-cell table:number-columns-repeated="244"/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71637">3716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repeats "Location:" info repeatedly in Nautilus File Browser Dialog</text:p>
          </table:table-cell>
          <table:table-cell table:number-columns-repeated="244"/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5284">36528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Evolution's account wizard Welcome message will not be reported by orca</text:p>
          </table:table-cell>
          <table:table-cell table:number-columns-repeated="244"/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string">
            <text:p>GNOME 2.20?</text:p>
          </table:table-cell>
          <table:table-cell table:style-name="Default" office:value-type="string">
            <text:p><text:a xlink:href="http://bugzilla.gnome.org/show_bug.cgi?id=424524">42452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gftp.</text:p>
          </table:table-cell>
          <table:table-cell table:number-columns-repeated="244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95146">39514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Crash at start</text:p>
          </table:table-cell>
          <table:table-cell table:number-columns-repeated="244"/>
        </table:table-row>
        <table:table-row table:style-name="ro1">
          <table:table-cell office:value-type="float" office:value="142">
            <text:p>14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3387">373387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number-columns-repeated="244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87556">387556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Arrowing past last character at end of line in Orca results in no speech</text:p>
          </table:table-cell>
          <table:table-cell table:number-columns-repeated="244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0711">40071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onth view is inaccessible in Evolution calendar.</text:p>
          </table:table-cell>
          <table:table-cell table:number-columns-repeated="244"/>
        </table:table-row>
        <table:table-row table:style-name="ro1">
          <table:table-cell office:value-type="float" office:value="145">
            <text:p>145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0732">400732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requirement] Toggle between logical and screen braille presentations.</text:p>
          </table:table-cell>
          <table:table-cell table:number-columns-repeated="244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3078">373078</text:a>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office:value-type="string">
            <text:p>Unable to change voice in application specif settings file.</text:p>
          </table:table-cell>
          <table:table-cell table:number-columns-repeated="244"/>
        </table:table-row>
        <table:table-row table:style-name="ro1">
          <table:table-cell office:value-type="float" office:value="147">
            <text:p>147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6068">35606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a command for identifying the default button within a dialog</text:p>
          </table:table-cell>
          <table:table-cell table:number-columns-repeated="244"/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4462">354462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SayAll of dialogs (versus just a single text area)</text:p>
          </table:table-cell>
          <table:table-cell table:number-columns-repeated="244"/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19659">319659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Automatic documentation for keybinds script.</text:p>
          </table:table-cell>
          <table:table-cell table:number-columns-repeated="244"/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64765">36476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number-columns-repeated="244"/>
        </table:table-row>
        <table:table-row table:style-name="ro1">
          <table:table-cell office:value-type="float" office:value="151">
            <text:p>151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8430">40843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COMM_FAILURE when running simple Gtk application</text:p>
          </table:table-cell>
          <table:table-cell table:number-columns-repeated="244"/>
        </table:table-row>
        <table:table-row table:style-name="ro1">
          <table:table-cell office:value-type="float" office:value="152">
            <text:p>15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647">40764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dicate the tree level of items in the Gaim (post 2.0 beta 3.1) buddy list</text:p>
          </table:table-cell>
          <table:table-cell table:number-columns-repeated="244"/>
        </table:table-row>
        <table:table-row table:style-name="ro1">
          <table:table-cell office:value-type="float" office:value="153">
            <text:p>153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5524">35552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Flatreview doesn't work in gnome-about panel.</text:p>
          </table:table-cell>
          <table:table-cell table:number-columns-repeated="244"/>
        </table:table-row>
        <table:table-row table:style-name="ro1">
          <table:table-cell office:value-type="float" office:value="154">
            <text:p>154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4780">43478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provide access to text attributes in Firefox</text:p>
          </table:table-cell>
          <table:table-cell table:number-columns-repeated="244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802">43380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prints warnings when Firefox starts</text:p>
          </table:table-cell>
          <table:table-cell table:number-columns-repeated="244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2359">412359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Better integration with bug buddy.</text:p>
          </table:table-cell>
          <table:table-cell table:number-columns-repeated="244"/>
        </table:table-row>
        <table:table-row table:style-name="ro1">
          <table:table-cell office:value-type="float" office:value="157">
            <text:p>157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3440">42344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Permit reloading of scripts while Orca is running</text:p>
          </table:table-cell>
          <table:table-cell table:number-columns-repeated="244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5201">41520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ouse cusor will not change its shape in magnified screen.</text:p>
          </table:table-cell>
          <table:table-cell table:number-columns-repeated="244"/>
        </table:table-row>
        <table:table-row table:style-name="ro1">
          <table:table-cell office:value-type="float" office:value="159">
            <text:p>15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1418">431418</text:a></text:p>
          </table:table-cell>
          <table:table-cell office:value-type="string">
            <text:p>tri</text:p>
          </table:table-cell>
          <table:table-cell office:value-type="string">
            <text:p>Low</text:p>
          </table:table-cell>
          <table:table-cell office:value-type="string">
            <text:p>Orca abruptly terminates if it wants to open debug.out in a directory that it doesn't have write permission for.</text:p>
          </table:table-cell>
          <table:table-cell table:number-columns-repeated="244"/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4433">354433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Add feature to notify user when a new version is available</text:p>
          </table:table-cell>
          <table:table-cell table:number-columns-repeated="244"/>
        </table:table-row>
        <table:table-row table:style-name="ro1">
          <table:table-cell office:value-type="float" office:value="161">
            <text:p>16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42">41914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e accessible name for Evolution mail message header list "checkbox" table cells is not useful</text:p>
          </table:table-cell>
          <table:table-cell table:number-columns-repeated="244"/>
        </table:table-row>
        <table:table-row table:style-name="ro1">
          <table:table-cell office:value-type="float" office:value="162">
            <text:p>16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46">35344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not correctly reporting key values in gconf-editor</text:p>
          </table:table-cell>
          <table:table-cell table:number-columns-repeated="244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49394">34939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peech Dispatcher Backend</text:p>
          </table:table-cell>
          <table:table-cell table:number-columns-repeated="244"/>
        </table:table-row>
        <table:table-row table:style-name="ro2" table:number-rows-repeated="65371">
          <table:table-cell table:number-columns-repeated="251"/>
        </table:table-row>
        <table:table-row table:style-name="ro2">
          <table:table-cell table:number-columns-repeated="251"/>
        </table:table-row>
      </table:table>
      <table:database-ranges>
        <table:database-range table:target-range-address="Sheet1.A1:Sheet1.G16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2">05/02/2007</text:date>, <text:time>08:3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Willie Walker</meta:initial-creator>
    <meta:creation-date>2007-02-11T13:18:15</meta:creation-date>
    <dc:creator>Willie Walker</dc:creator>
    <dc:date>2007-05-02T08:33:34</dc:date>
    <meta:printed-by>Willie Walker</meta:printed-by>
    <meta:print-date>2007-03-27T09:08:39</meta:print-date>
    <dc:language>en-US</dc:language>
    <meta:editing-cycles>184</meta:editing-cycles>
    <meta:editing-duration>P4DT3H35M18S</meta:editing-duration>
    <meta:user-defined meta:name="Info 1"/>
    <meta:user-defined meta:name="Info 2"/>
    <meta:user-defined meta:name="Info 3"/>
    <meta:user-defined meta:name="Info 4"/>
    <meta:document-statistic meta:table-count="1" meta:cell-count="1072"/>
  </office:meta>
</office:document-meta>
</file>